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4.7839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RefDes</text:p>
          </table:table-cell>
          <table:table-cell office:value-type="string">
            <text:p>Change</text:p>
          </table:table-cell>
          <table:table-cell office:value-type="string">
            <text:p>Reason</text:p>
          </table:table-cell>
          <table:table-cell office:value-type="string">
            <text:p>Impa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99</text:p>
          </table:table-cell>
          <table:table-cell office:value-type="string">
            <text:p>depop</text:p>
          </table:table-cell>
          <table:table-cell office:value-type="string">
            <text:p>Attempting to communicate with 64M1, but MISO is erratic at ~2.5V</text:p>
          </table:table-cell>
          <table:table-cell office:value-type="string">
            <text:p>Hall Sensor CMB ('B') is no longer connected to 64M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16</text:p>
          </table:table-cell>
          <table:table-cell office:value-type="string">
            <text:p>gone</text:p>
          </table:table-cell>
          <table:table-cell office:value-type="string">
            <text:p>Pad ripped off while attempting to remove component</text:p>
          </table:table-cell>
          <table:table-cell office:value-type="string">
            <text:p>64M1 reset pin doesn't have bypass cap to ground (not needed for proto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46</text:p>
          </table:table-cell>
          <table:table-cell office:value-type="string">
            <text:p>depop,shorted</text:p>
          </table:table-cell>
          <table:table-cell office:value-type="string">
            <text:p>Unclear why FET required, and it didn't work I guess</text:p>
          </table:table-cell>
          <table:table-cell office:value-type="string">
            <text:p>UART screw terminal might be wonk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8/11/2018</text:date>, <text:time>23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8-08-11T22:52:25</meta:creation-date>
    <meta:generator>OpenOffice/4.1.5$Unix OpenOffice.org_project/415m1$Build-9789</meta:generator>
    <dc:date>2018-08-11T23:00:17</dc:date>
    <dc:creator>John </dc:creator>
    <meta:editing-duration>PT6M16S</meta:editing-duration>
    <meta:editing-cycles>3</meta:editing-cycles>
    <meta:document-statistic meta:table-count="3" meta:cell-count="20" meta:object-count="0"/>
  </office:meta>
</office:document-meta>
</file>